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Courier New1"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ourier New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cm" svg:y1="12.3cm" svg:x2="19.5cm" svg:y2="12.4cm">
          <text:p/>
        </draw:line>
        <draw:line draw:style-name="gr1" draw:text-style-name="P1" draw:layer="layout" svg:x1="12.3cm" svg:y1="5.3cm" svg:x2="12.3cm" svg:y2="19.5cm">
          <text:p/>
        </draw:line>
        <draw:frame draw:style-name="gr2" draw:text-style-name="P2" draw:layer="layout" svg:width="4.596cm" svg:height="0.886cm" draw:transform="rotate (1.57760311087767) translate (0.279cm 11.2cm)">
          <draw:text-box>
            <text:p><text:span text:style-name="T1">File Operations</text:span></text:p>
          </draw:text-box>
        </draw:frame>
        <draw:frame draw:style-name="gr2" draw:text-style-name="P2" draw:layer="layout" svg:width="4.972cm" svg:height="0.886cm" draw:transform="rotate (1.55753182447974) translate (0.23cm 17.977cm)">
          <draw:text-box>
            <text:p><text:span text:style-name="T1">Page Operations</text:span></text:p>
          </draw:text-box>
        </draw:frame>
        <draw:frame draw:style-name="gr2" draw:text-style-name="P2" draw:layer="layout" svg:width="3.91cm" svg:height="0.886cm" svg:x="6.228cm" svg:y="19.4cm">
          <draw:text-box>
            <text:p><text:span text:style-name="T1">Linux Kernel</text:span></text:p>
          </draw:text-box>
        </draw:frame>
        <draw:frame draw:style-name="gr2" draw:text-style-name="P2" draw:layer="layout" svg:width="3.376cm" svg:height="0.886cm" svg:x="14.628cm" svg:y="19.465cm">
          <draw:text-box>
            <text:p><text:span text:style-name="T1">Lustre Lite</text:span></text:p>
          </draw:text-box>
        </draw:frame>
        <draw:frame draw:style-name="gr2" draw:text-style-name="P3" draw:layer="layout" svg:width="2.898cm" svg:height="0.806cm" svg:x="14.838cm" svg:y="5.079cm">
          <draw:text-box>
            <text:p><text:span text:style-name="T2">ll_file_read</text:span></text:p>
          </draw:text-box>
        </draw:frame>
        <draw:frame draw:style-name="gr2" draw:text-style-name="P3" draw:layer="layout" svg:width="3.834cm" svg:height="0.806cm" svg:x="14.339cm" svg:y="6.68cm">
          <draw:text-box>
            <text:p><text:span text:style-name="T2">ll_file_aio_read</text:span></text:p>
          </draw:text-box>
        </draw:frame>
        <draw:line draw:style-name="gr3" draw:text-style-name="P1" draw:layer="layout" svg:x1="16.3cm" svg:y1="5.8cm" svg:x2="16.3cm" svg:y2="6.7cm">
          <text:p/>
        </draw:line>
        <draw:frame draw:style-name="gr2" draw:text-style-name="P3" draw:layer="layout" svg:width="4.193cm" svg:height="0.806cm" svg:x="14.14cm" svg:y="8.281cm">
          <draw:text-box>
            <text:p><text:span text:style-name="T2">ll_file_io_generic</text:span></text:p>
          </draw:text-box>
        </draw:frame>
        <draw:line draw:style-name="gr3" draw:text-style-name="P1" draw:layer="layout" svg:x1="16.3cm" svg:y1="7.5cm" svg:x2="16.3cm" svg:y2="8.4cm">
          <text:p/>
        </draw:line>
        <draw:frame draw:style-name="gr2" draw:text-style-name="P3" draw:layer="layout" svg:width="5.794cm" svg:height="0.806cm" svg:x="13.34cm" svg:y="9.882cm">
          <draw:text-box>
            <text:p><text:span text:style-name="T2">lustre_generic_file_read</text:span></text:p>
          </draw:text-box>
        </draw:frame>
        <draw:frame draw:style-name="gr2" draw:text-style-name="P3" draw:layer="layout" svg:width="5.239cm" svg:height="0.806cm" svg:x="5.461cm" svg:y="9.227cm">
          <draw:text-box>
            <text:p><text:span text:style-name="T2">generic_file_aio_read</text:span></text:p>
          </draw:text-box>
        </draw:frame>
        <draw:frame draw:style-name="gr2" draw:text-style-name="P3" draw:layer="layout" svg:width="5.129cm" svg:height="0.806cm" svg:x="5.551cm" svg:y="11.084cm">
          <draw:text-box>
            <text:p><text:span text:style-name="T2">do_generic_file_read</text:span></text:p>
          </draw:text-box>
        </draw:frame>
        <draw:frame draw:style-name="gr2" draw:text-style-name="P3" draw:layer="layout" svg:width="3.643cm" svg:height="0.806cm" svg:x="6.251cm" svg:y="12.985cm">
          <draw:text-box>
            <text:p><text:span text:style-name="T2">find_get_page</text:span></text:p>
          </draw:text-box>
        </draw:frame>
        <draw:frame draw:style-name="gr2" draw:text-style-name="P3" draw:layer="layout" svg:width="7.419cm" svg:height="0.806cm" svg:x="4.381cm" svg:y="14.816cm">
          <draw:text-box>
            <text:p><text:span text:style-name="T2">page_cache_synch_readahead</text:span></text:p>
          </draw:text-box>
        </draw:frame>
        <draw:frame draw:style-name="gr2" draw:text-style-name="P3" draw:layer="layout" svg:width="7.225cm" svg:height="0.806cm" svg:x="4.491cm" svg:y="16.586cm">
          <draw:text-box>
            <text:p><text:span text:style-name="T2">force_page_cache_readahead</text:span></text:p>
          </draw:text-box>
        </draw:frame>
        <draw:frame draw:style-name="gr2" draw:text-style-name="P3" draw:layer="layout" svg:width="7.22cm" svg:height="0.806cm" svg:x="4.481cm" svg:y="18.287cm">
          <draw:text-box>
            <text:p><text:span text:style-name="T2">__do_page_cache_readahead</text:span></text:p>
          </draw:text-box>
        </draw:frame>
        <draw:frame draw:style-name="gr2" draw:text-style-name="P3" draw:layer="layout" svg:width="3.089cm" svg:height="0.806cm" svg:x="14.751cm" svg:y="13.086cm">
          <draw:text-box>
            <text:p><text:span text:style-name="T2">ll_readpage</text:span></text:p>
          </draw:text-box>
        </draw:frame>
        <draw:frame draw:style-name="gr2" draw:text-style-name="P3" draw:layer="layout" svg:width="3.364cm" svg:height="0.806cm" svg:x="14.611cm" svg:y="14.887cm">
          <draw:text-box>
            <text:p><text:span text:style-name="T2">ll_readahead</text:span></text:p>
          </draw:text-box>
        </draw:frame>
        <draw:frame draw:style-name="gr2" draw:text-style-name="P3" draw:layer="layout" svg:width="2.627cm" svg:height="0.806cm" svg:x="0.951cm" svg:y="14.888cm">
          <draw:text-box>
            <text:p><text:span text:style-name="T2">fadvise64</text:span></text:p>
          </draw:text-box>
        </draw:frame>
        <draw:path draw:style-name="gr3" draw:text-style-name="P1" draw:layer="layout" svg:width="3.199cm" svg:height="0.899cm" svg:x="10.5cm" svg:y="9.8cm" svg:viewBox="0 0 3200 900" svg:d="M0 0c1290 1335 3200 790 3200 790">
          <text:p/>
        </draw:path>
        <draw:path draw:style-name="gr3" draw:text-style-name="P1" draw:layer="layout" svg:width="2.999cm" svg:height="0.799cm" svg:x="10.6cm" svg:y="9.2cm" svg:viewBox="0 0 3000 800" svg:d="M3000 800c-1220-1361-3000-573-3000-573">
          <text:p/>
        </draw:path>
        <draw:line draw:style-name="gr3" draw:text-style-name="P1" draw:layer="layout" svg:x1="16.3cm" svg:y1="9cm" svg:x2="16.3cm" svg:y2="10cm">
          <text:p/>
        </draw:line>
        <draw:path draw:style-name="gr3" draw:text-style-name="P1" draw:layer="layout" svg:width="1.997cm" svg:height="4.199cm" svg:x="17.5cm" svg:y="5.7cm" svg:viewBox="0 0 1998 4200" svg:d="M1482 4200c1740-2550-1482-4200-1482-4200">
          <text:p/>
        </draw:path>
        <draw:line draw:style-name="gr3" draw:text-style-name="P1" draw:layer="layout" svg:x1="8.1cm" svg:y1="10cm" svg:x2="8.1cm" svg:y2="11.3cm">
          <text:p/>
        </draw:line>
        <draw:line draw:style-name="gr3" draw:text-style-name="P1" draw:layer="layout" svg:x1="8.1cm" svg:y1="11.8cm" svg:x2="8.1cm" svg:y2="13.1cm">
          <text:p/>
        </draw:line>
        <draw:line draw:style-name="gr4" draw:text-style-name="P1" draw:layer="layout" svg:x1="8.1cm" svg:y1="13.7cm" svg:x2="8.1cm" svg:y2="15cm">
          <text:p/>
        </draw:line>
        <draw:line draw:style-name="gr4" draw:text-style-name="P1" draw:layer="layout" svg:x1="8.1cm" svg:y1="15.5cm" svg:x2="8.1cm" svg:y2="16.7cm">
          <text:p/>
        </draw:line>
        <draw:line draw:style-name="gr4" draw:text-style-name="P1" draw:layer="layout" svg:x1="8.1cm" svg:y1="17.28cm" svg:x2="8.1cm" svg:y2="18.4cm">
          <text:p/>
        </draw:line>
        <draw:path draw:style-name="gr4" draw:text-style-name="P1" draw:layer="layout" svg:width="2.586cm" svg:height="5.099cm" svg:x="3.813cm" svg:y="13.5cm" svg:viewBox="0 0 2587 5100" svg:d="M1129 5100c-3214-3050 1458-5100 1458-5100">
          <text:p/>
        </draw:path>
        <draw:path draw:style-name="gr3" draw:text-style-name="P1" draw:layer="layout" svg:width="5.222cm" svg:height="0.345cm" svg:x="9.691cm" svg:y="13.179cm" svg:viewBox="0 0 5223 346" svg:d="M0 174c2616-475 5223 172 5223 172">
          <text:p/>
        </draw:path>
        <draw:line draw:style-name="gr3" draw:text-style-name="P1" draw:layer="layout" svg:x1="16.3cm" svg:y1="13.8cm" svg:x2="16.3cm" svg:y2="15cm">
          <text:p/>
        </draw:line>
        <draw:path draw:style-name="gr5" draw:text-style-name="P1" draw:layer="layout" svg:width="2.599cm" svg:height="2.999cm" svg:x="2.3cm" svg:y="15.6cm" svg:viewBox="0 0 2600 3000" svg:d="M2600 3000c-2450-1198-2600-3000-2600-3000">
          <text:p/>
        </draw:path>
        <draw:path draw:style-name="gr5" draw:text-style-name="P1" draw:layer="layout" svg:width="1.499cm" svg:height="1.499cm" svg:x="3.3cm" svg:y="15.3cm" svg:viewBox="0 0 1500 1500" svg:d="M0 0c657 0 1500 1500 1500 1500">
          <text:p/>
        </draw:path>
        <draw:path draw:style-name="gr3" draw:text-style-name="P1" draw:layer="layout" svg:width="5.341cm" svg:height="1.658cm" svg:x="9.458cm" svg:y="13.641cm" svg:viewBox="0 0 5342 1659" svg:d="M5342 1639c-2864 228-5342-1639-5342-1639">
          <text:p/>
        </draw:path>
        <draw:frame draw:style-name="gr6" draw:text-style-name="P4" draw:layer="layout" svg:width="3.042cm" svg:height="0.738cm" svg:x="5.2cm" svg:y="13.786cm">
          <draw:text-box>
            <text:p><text:span text:style-name="T3">page fault</text:span></text:p>
          </draw:text-box>
        </draw:frame>
        <draw:frame draw:style-name="gr2" draw:text-style-name="P4" draw:layer="layout" svg:width="3.55cm" svg:height="0.738cm" svg:x="8.253cm" svg:y="15.587cm">
          <draw:text-box>
            <text:p><text:span text:style-name="T3">FMODE_RANDOM</text:span></text:p>
          </draw:text-box>
        </draw:frame>
        <draw:frame draw:style-name="gr2" draw:text-style-name="P4" draw:layer="layout" svg:width="3.296cm" svg:height="0.738cm" svg:x="8.053cm" svg:y="10.187cm">
          <draw:text-box>
            <text:p><text:span text:style-name="T3">NO O_DIRECT</text:span></text:p>
          </draw:text-box>
        </draw:frame>
        <draw:path draw:style-name="gr3" draw:text-style-name="P1" draw:layer="layout" svg:width="0.678cm" svg:height="1.451cm" svg:x="5.759cm" svg:y="11.723cm" svg:viewBox="0 0 679 1452" svg:d="M679 1452c-1037-674-578-1452-578-1452">
          <text:p/>
        </draw:path>
        <draw:path draw:style-name="gr3" draw:text-style-name="P1" draw:layer="layout" svg:width="0.277cm" svg:height="1.298cm" svg:x="5.622cm" svg:y="10cm" svg:viewBox="0 0 278 1299" svg:d="M220 1299c-527-651 58-1299 58-1299">
          <text:p/>
        </draw:path>
        <draw:frame draw:style-name="gr6" draw:text-style-name="P4" draw:layer="layout" svg:width="3.042cm" svg:height="0.738cm" svg:x="10.9cm" svg:y="12.487cm">
          <draw:text-box>
            <text:p><text:span text:style-name="T3">page fa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useppe Congiu</meta:initial-creator>
    <meta:creation-date>2014-05-05T20:22:02</meta:creation-date>
    <meta:generator>LibreOffice/4.2.7.2$Linux_X86_64 LibreOffice_project/420m0$Build-2</meta:generator>
    <dc:date>2015-04-02T12:06:42.629252828</dc:date>
    <meta:editing-duration>PT1H40M58S</meta:editing-duration>
    <meta:editing-cycles>19</meta:editing-cycles>
    <meta:document-statistic meta:object-count="42"/>
  </office:meta>
</office:document-meta>
</file>